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8125in" text:min-label-width="0.25in" text:list-level-position-and-space-mode="label-alignment">
          <style:list-level-label-alignment text:label-followed-by="listtab" fo:margin-left="5.06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3125in" text:min-label-width="0.25in" text:list-level-position-and-space-mode="label-alignment">
          <style:list-level-label-alignment text:label-followed-by="listtab" fo:margin-left="5.56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3229in" text:min-label-width="0.25in" text:list-level-position-and-space-mode="label-alignment">
          <style:list-level-label-alignment text:label-followed-by="listtab" fo:margin-left="1.5729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8229in" text:min-label-width="0.25in" text:list-level-position-and-space-mode="label-alignment">
          <style:list-level-label-alignment text:label-followed-by="listtab" fo:margin-left="3.0729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3229in" text:min-label-width="0.25in" text:list-level-position-and-space-mode="label-alignment">
          <style:list-level-label-alignment text:label-followed-by="listtab" fo:margin-left="4.5729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8229in" text:min-label-width="0.25in" text:list-level-position-and-space-mode="label-alignment">
          <style:list-level-label-alignment text:label-followed-by="listtab" fo:margin-left="5.0729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3229in" text:min-label-width="0.25in" text:list-level-position-and-space-mode="label-alignment">
          <style:list-level-label-alignment text:label-followed-by="listtab" fo:margin-left="5.5729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552in" text:min-label-width="0.25in" text:list-level-position-and-space-mode="label-alignment">
          <style:list-level-label-alignment text:label-followed-by="listtab" fo:margin-left="1.802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2.052in" text:min-label-width="0.25in" text:list-level-position-and-space-mode="label-alignment">
          <style:list-level-label-alignment text:label-followed-by="listtab" fo:margin-left="2.30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552in" text:min-label-width="0.25in" text:list-level-position-and-space-mode="label-alignment">
          <style:list-level-label-alignment text:label-followed-by="listtab" fo:margin-left="2.80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052in" text:min-label-width="0.25in" text:list-level-position-and-space-mode="label-alignment">
          <style:list-level-label-alignment text:label-followed-by="listtab" fo:margin-left="3.30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552in" text:min-label-width="0.25in" text:list-level-position-and-space-mode="label-alignment">
          <style:list-level-label-alignment text:label-followed-by="listtab" fo:margin-left="3.80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052in" text:min-label-width="0.25in" text:list-level-position-and-space-mode="label-alignment">
          <style:list-level-label-alignment text:label-followed-by="listtab" fo:margin-left="4.30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552in" text:min-label-width="0.25in" text:list-level-position-and-space-mode="label-alignment">
          <style:list-level-label-alignment text:label-followed-by="listtab" fo:margin-left="4.80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052in" text:min-label-width="0.25in" text:list-level-position-and-space-mode="label-alignment">
          <style:list-level-label-alignment text:label-followed-by="listtab" fo:margin-left="5.30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552in" text:min-label-width="0.25in" text:list-level-position-and-space-mode="label-alignment">
          <style:list-level-label-alignment text:label-followed-by="listtab" fo:margin-left="5.802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line-height="150%"/>
      <style:text-properties style:font-name="Times New Roman" style:font-name-complex="Times New Roman" fo:font-size="11pt" style:font-size-asian="11pt" style:font-size-complex="11pt"/>
    </style:style>
    <style:style style:name="P2" style:parent-style-name="Standard" style:family="paragraph">
      <style:paragraph-properties fo:line-height="150%"/>
      <style:text-properties style:font-name="Times New Roman" style:font-name-complex="Times New Roman" fo:font-size="11pt" style:font-size-asian="11pt" style:font-size-complex="11pt"/>
    </style:style>
    <style:style style:name="P3" style:parent-style-name="Textbody" style:list-style-name="LFO3" style:family="paragraph">
      <style:paragraph-properties fo:line-height="150%"/>
    </style:style>
    <style:style style:name="T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5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P6" style:parent-style-name="Textbody" style:list-style-name="LFO3" style:family="paragraph">
      <style:paragraph-properties fo:margin-bottom="0in" fo:line-height="150%"/>
    </style:style>
    <style:style style:name="T7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8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0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1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12" style:parent-style-name="Textbody" style:list-style-name="LFO3" style:family="paragraph">
      <style:paragraph-properties fo:margin-bottom="0in" fo:line-height="150%"/>
    </style:style>
    <style:style style:name="T1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5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16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7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18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20" style:parent-style-name="Textbody" style:list-style-name="LFO3" style:family="paragraph">
      <style:paragraph-properties fo:margin-bottom="0in" fo:line-height="150%"/>
    </style:style>
    <style:style style:name="T2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22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2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24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2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26" style:parent-style-name="StrongEmphasis" style:family="text">
      <style:text-properties style:font-name="Times New Roman" style:font-name-complex="Times New Roman" fo:font-size="11pt" style:font-size-asian="11pt" style:font-size-complex="11pt"/>
    </style:style>
    <style:style style:name="T27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28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29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30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31" style:parent-style-name="Textbody" style:list-style-name="LFO3" style:family="paragraph">
      <style:paragraph-properties fo:margin-bottom="0in" fo:line-height="150%"/>
      <style:text-properties style:font-name="Times New Roman" style:font-name-complex="Times New Roman" fo:font-size="11pt" style:font-size-asian="11pt" style:font-size-complex="11pt"/>
    </style:style>
    <style:style style:name="P32" style:parent-style-name="ListParagraph" style:list-style-name="LFO6" style:family="paragraph">
      <style:paragraph-properties style:vertical-align="auto" fo:line-height="150%">
        <style:tab-stops>
          <style:tab-stop style:type="left" style:position="-0.9368in"/>
          <style:tab-stop style:type="left" style:position="-0.3006in"/>
          <style:tab-stop style:type="left" style:position="0.3354in"/>
          <style:tab-stop style:type="left" style:position="0.9715in"/>
          <style:tab-stop style:type="left" style:position="1.6076in"/>
          <style:tab-stop style:type="left" style:position="2.2437in"/>
          <style:tab-stop style:type="left" style:position="2.8798in"/>
          <style:tab-stop style:type="left" style:position="3.5159in"/>
          <style:tab-stop style:type="left" style:position="4.152in"/>
          <style:tab-stop style:type="left" style:position="4.7881in"/>
          <style:tab-stop style:type="left" style:position="5.4243in"/>
          <style:tab-stop style:type="left" style:position="6.0604in"/>
          <style:tab-stop style:type="left" style:position="6.6965in"/>
          <style:tab-stop style:type="left" style:position="7.3326in"/>
          <style:tab-stop style:type="left" style:position="7.9687in"/>
          <style:tab-stop style:type="left" style:position="8.6048in"/>
        </style:tab-stops>
      </style:paragraph-properties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33" style:parent-style-name="ListParagraph" style:list-style-name="LFO6" style:family="paragraph">
      <style:paragraph-properties style:vertical-align="auto" fo:line-height="150%">
        <style:tab-stops>
          <style:tab-stop style:type="left" style:position="-0.9368in"/>
          <style:tab-stop style:type="left" style:position="-0.3006in"/>
          <style:tab-stop style:type="left" style:position="0.3354in"/>
          <style:tab-stop style:type="left" style:position="0.9715in"/>
          <style:tab-stop style:type="left" style:position="1.6076in"/>
          <style:tab-stop style:type="left" style:position="2.2437in"/>
          <style:tab-stop style:type="left" style:position="2.8798in"/>
          <style:tab-stop style:type="left" style:position="3.5159in"/>
          <style:tab-stop style:type="left" style:position="4.152in"/>
          <style:tab-stop style:type="left" style:position="4.7881in"/>
          <style:tab-stop style:type="left" style:position="5.4243in"/>
          <style:tab-stop style:type="left" style:position="6.0604in"/>
          <style:tab-stop style:type="left" style:position="6.6965in"/>
          <style:tab-stop style:type="left" style:position="7.3326in"/>
          <style:tab-stop style:type="left" style:position="7.9687in"/>
          <style:tab-stop style:type="left" style:position="8.6048in"/>
        </style:tab-stops>
      </style:paragraph-properties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34" style:parent-style-name="ListParagraph" style:list-style-name="LFO6" style:family="paragraph">
      <style:paragraph-properties style:vertical-align="auto" fo:line-height="150%">
        <style:tab-stops>
          <style:tab-stop style:type="left" style:position="-0.9368in"/>
          <style:tab-stop style:type="left" style:position="-0.3006in"/>
          <style:tab-stop style:type="left" style:position="0.3354in"/>
          <style:tab-stop style:type="left" style:position="0.9715in"/>
          <style:tab-stop style:type="left" style:position="1.6076in"/>
          <style:tab-stop style:type="left" style:position="2.2437in"/>
          <style:tab-stop style:type="left" style:position="2.8798in"/>
          <style:tab-stop style:type="left" style:position="3.5159in"/>
          <style:tab-stop style:type="left" style:position="4.152in"/>
          <style:tab-stop style:type="left" style:position="4.7881in"/>
          <style:tab-stop style:type="left" style:position="5.4243in"/>
          <style:tab-stop style:type="left" style:position="6.0604in"/>
          <style:tab-stop style:type="left" style:position="6.6965in"/>
          <style:tab-stop style:type="left" style:position="7.3326in"/>
          <style:tab-stop style:type="left" style:position="7.9687in"/>
          <style:tab-stop style:type="left" style:position="8.6048in"/>
        </style:tab-stops>
      </style:paragraph-properties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35" style:parent-style-name="ListParagraph" style:list-style-name="LFO6" style:family="paragraph">
      <style:paragraph-properties style:vertical-align="auto" fo:line-height="150%">
        <style:tab-stops>
          <style:tab-stop style:type="left" style:position="-0.9368in"/>
          <style:tab-stop style:type="left" style:position="-0.3006in"/>
          <style:tab-stop style:type="left" style:position="0.3354in"/>
          <style:tab-stop style:type="left" style:position="0.9715in"/>
          <style:tab-stop style:type="left" style:position="1.6076in"/>
          <style:tab-stop style:type="left" style:position="2.2437in"/>
          <style:tab-stop style:type="left" style:position="2.8798in"/>
          <style:tab-stop style:type="left" style:position="3.5159in"/>
          <style:tab-stop style:type="left" style:position="4.152in"/>
          <style:tab-stop style:type="left" style:position="4.7881in"/>
          <style:tab-stop style:type="left" style:position="5.4243in"/>
          <style:tab-stop style:type="left" style:position="6.0604in"/>
          <style:tab-stop style:type="left" style:position="6.6965in"/>
          <style:tab-stop style:type="left" style:position="7.3326in"/>
          <style:tab-stop style:type="left" style:position="7.9687in"/>
          <style:tab-stop style:type="left" style:position="8.6048in"/>
        </style:tab-stops>
      </style:paragraph-properties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36" style:parent-style-name="ListParagraph" style:list-style-name="LFO6" style:family="paragraph">
      <style:paragraph-properties style:vertical-align="auto" fo:line-height="150%">
        <style:tab-stops>
          <style:tab-stop style:type="left" style:position="-0.9368in"/>
          <style:tab-stop style:type="left" style:position="-0.3006in"/>
          <style:tab-stop style:type="left" style:position="0.3354in"/>
          <style:tab-stop style:type="left" style:position="0.9715in"/>
          <style:tab-stop style:type="left" style:position="1.6076in"/>
          <style:tab-stop style:type="left" style:position="2.2437in"/>
          <style:tab-stop style:type="left" style:position="2.8798in"/>
          <style:tab-stop style:type="left" style:position="3.5159in"/>
          <style:tab-stop style:type="left" style:position="4.152in"/>
          <style:tab-stop style:type="left" style:position="4.7881in"/>
          <style:tab-stop style:type="left" style:position="5.4243in"/>
          <style:tab-stop style:type="left" style:position="6.0604in"/>
          <style:tab-stop style:type="left" style:position="6.6965in"/>
          <style:tab-stop style:type="left" style:position="7.3326in"/>
          <style:tab-stop style:type="left" style:position="7.9687in"/>
          <style:tab-stop style:type="left" style:position="8.6048in"/>
        </style:tab-stops>
      </style:paragraph-properties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37" style:parent-style-name="ListParagraph" style:list-style-name="LFO6" style:family="paragraph">
      <style:paragraph-properties style:vertical-align="auto" fo:line-height="150%">
        <style:tab-stops>
          <style:tab-stop style:type="left" style:position="-0.9368in"/>
          <style:tab-stop style:type="left" style:position="-0.3006in"/>
          <style:tab-stop style:type="left" style:position="0.3354in"/>
          <style:tab-stop style:type="left" style:position="0.9715in"/>
          <style:tab-stop style:type="left" style:position="1.6076in"/>
          <style:tab-stop style:type="left" style:position="2.2437in"/>
          <style:tab-stop style:type="left" style:position="2.8798in"/>
          <style:tab-stop style:type="left" style:position="3.5159in"/>
          <style:tab-stop style:type="left" style:position="4.152in"/>
          <style:tab-stop style:type="left" style:position="4.7881in"/>
          <style:tab-stop style:type="left" style:position="5.4243in"/>
          <style:tab-stop style:type="left" style:position="6.0604in"/>
          <style:tab-stop style:type="left" style:position="6.6965in"/>
          <style:tab-stop style:type="left" style:position="7.3326in"/>
          <style:tab-stop style:type="left" style:position="7.9687in"/>
          <style:tab-stop style:type="left" style:position="8.6048in"/>
        </style:tab-stops>
      </style:paragraph-properties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38" style:parent-style-name="ListParagraph" style:list-style-name="LFO6" style:family="paragraph">
      <style:paragraph-properties style:vertical-align="auto" fo:line-height="150%">
        <style:tab-stops>
          <style:tab-stop style:type="left" style:position="-0.9368in"/>
          <style:tab-stop style:type="left" style:position="-0.3006in"/>
          <style:tab-stop style:type="left" style:position="0.3354in"/>
          <style:tab-stop style:type="left" style:position="0.9715in"/>
          <style:tab-stop style:type="left" style:position="1.6076in"/>
          <style:tab-stop style:type="left" style:position="2.2437in"/>
          <style:tab-stop style:type="left" style:position="2.8798in"/>
          <style:tab-stop style:type="left" style:position="3.5159in"/>
          <style:tab-stop style:type="left" style:position="4.152in"/>
          <style:tab-stop style:type="left" style:position="4.7881in"/>
          <style:tab-stop style:type="left" style:position="5.4243in"/>
          <style:tab-stop style:type="left" style:position="6.0604in"/>
          <style:tab-stop style:type="left" style:position="6.6965in"/>
          <style:tab-stop style:type="left" style:position="7.3326in"/>
          <style:tab-stop style:type="left" style:position="7.9687in"/>
          <style:tab-stop style:type="left" style:position="8.6048in"/>
        </style:tab-stops>
      </style:paragraph-properties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39" style:parent-style-name="Textbody" style:family="paragraph">
      <style:paragraph-properties fo:margin-bottom="0in" fo:line-height="150%" fo:margin-left="1.5625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40" style:parent-style-name="Textbody" style:list-style-name="LFO3" style:family="paragraph">
      <style:paragraph-properties fo:margin-bottom="0in" fo:line-height="150%"/>
      <style:text-properties style:font-name="Times New Roman" style:font-name-complex="Times New Roman" fo:font-size="11pt" style:font-size-asian="11pt" style:font-size-complex="11pt"/>
    </style:style>
    <style:style style:name="P41" style:parent-style-name="Textbody" style:list-style-name="LFO4" style:family="paragraph">
      <style:paragraph-properties fo:margin-bottom="0in" fo:line-height="150%"/>
    </style:style>
    <style:style style:name="T42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43" style:parent-style-name="Emphasis" style:family="text">
      <style:text-properties style:font-name="Times New Roman" style:font-name-complex="Times New Roman" fo:font-size="11pt" style:font-size-asian="11pt" style:font-size-complex="11pt"/>
    </style:style>
    <style:style style:name="T4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4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46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47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48" style:parent-style-name="Emphasis" style:family="text">
      <style:text-properties style:font-name="Times New Roman" style:font-name-complex="Times New Roman" fo:font-size="11pt" style:font-size-asian="11pt" style:font-size-complex="11pt"/>
    </style:style>
    <style:style style:name="T4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50" style:parent-style-name="Textbody" style:list-style-name="LFO4" style:family="paragraph">
      <style:paragraph-properties fo:margin-bottom="0in" fo:line-height="150%"/>
    </style:style>
    <style:style style:name="T5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52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53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5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55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56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57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58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5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60" style:parent-style-name="SourceText" style:family="text">
      <style:text-properties style:font-name="Times New Roman" style:font-name-complex="Times New Roman" fo:font-size="11pt" style:font-size-asian="11pt" style:font-size-complex="11pt"/>
    </style:style>
    <style:style style:name="T6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62" style:parent-style-name="Textbody" style:list-style-name="LFO4" style:family="paragraph">
      <style:paragraph-properties fo:margin-bottom="0in" fo:line-height="150%"/>
    </style:style>
    <style:style style:name="T6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64" style:parent-style-name="HTMLCode" style:family="text">
      <style:text-properties style:font-name="Times New Roman" style:font-name-asian="Noto Sans CJK SC Regular" style:font-name-complex="Times New Roman" fo:font-size="11pt" style:font-size-asian="11pt" style:font-size-complex="11pt"/>
    </style:style>
    <style:style style:name="T6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66" style:parent-style-name="Textbody" style:family="paragraph">
      <style:paragraph-properties fo:margin-bottom="0in" fo:line-height="150%"/>
      <style:text-properties style:font-name="Times New Roman" style:font-name-complex="Times New Roman" fo:font-size="11pt" style:font-size-asian="11pt" style:font-size-complex="11pt"/>
    </style:style>
    <style:style style:name="P67" style:parent-style-name="Textbody" style:list-style-name="LFO3" style:family="paragraph">
      <style:paragraph-properties fo:line-height="150%"/>
      <style:text-properties style:font-name="Times New Roman" style:font-name-complex="Times New Roman" fo:font-size="11pt" style:font-size-asian="11pt" style:font-size-complex="11pt"/>
    </style:style>
    <style:style style:name="P68" style:parent-style-name="Standard" style:family="paragraph">
      <style:paragraph-properties fo:line-height="150%"/>
      <style:text-properties style:font-name="Times New Roman" style:font-name-complex="Times New Roman" fo:font-size="11pt" style:font-size-asian="11pt" style:font-size-complex="11pt"/>
    </style:style>
  </office:automatic-styles>
  <office:body>
    <office:text text:use-soft-page-breaks="true">
      <text:p text:style-name="P1">Algorithm of ls command:</text:p>
      <text:p text:style-name="P2"/>
      <text:list text:style-name="LFO3" text:continue-numbering="true">
        <text:list-item>
          <text:p text:style-name="P3"><text:bookmark-start text:name="48f7"/><text:bookmark-end text:name="48f7"/><text:span text:style-name="T4">Get user input. After you input to the command line, shell reads your input by using<text:s/></text:span><text:span text:style-name="T5">getline() function.</text:span></text:p>
        </text:list-item>
        <text:list-item>
          <text:p text:style-name="P6"><text:bookmark-start text:name="48be"/><text:bookmark-end text:name="48be"/><text:span text:style-name="T7">Check for expansions and alias.<text:s/></text:span><text:span text:style-name="T8">Prior to searching<text:s/></text:span><text:span text:style-name="T9">for the<text:s/></text:span><text:span text:style-name="T10">ls</text:span><text:span text:style-name="T11"><text:s/>command, shell will check for special characters that need to be expanded.Shell also checks for aliases</text:span></text:p>
        </text:list-item>
        <text:list-item>
          <text:p text:style-name="P12"><text:bookmark-start text:name="8be0"/><text:bookmark-end text:name="8be0"/><text:span text:style-name="T13">Check builtin.</text:span><text:span text:style-name="T14">If<text:s/></text:span><text:span text:style-name="T15">ls</text:span><text:span text:style-name="T16"><text:s/>is not an alias, shell will then check whether the command<text:s/></text:span><text:span text:style-name="T17">ls</text:span><text:span text:style-name="T18"><text:s/>is a built-in command. A built-in command is a command that</text:span><text:span text:style-name="T19"><text:s/>is built into and executed in shell itself</text:span></text:p>
        </text:list-item>
        <text:list-item>
          <text:p text:style-name="P20"><text:bookmark-start text:name="c3ec"/><text:bookmark-end text:name="c3ec"/><text:span text:style-name="T21"><text:s/></text:span><text:span text:style-name="T22">Check PATH.</text:span><text:span text:style-name="T23">shell will look for<text:s/></text:span><text:span text:style-name="T24">ls</text:span><text:span text:style-name="T25"><text:s/>in the environment variable,<text:s/></text:span><text:a xlink:href="https://medium.com/@jhuang1012bn/what-happens-when-you-type-ls-l-in-the-shell-8cf0c182baa8#80a9" office:target-frame-name="_top" xlink:show="replace"><text:span text:style-name="T26">PATH</text:span></text:a><text:span text:style-name="T27">. First, a copy of PATH will be<text:s/></text:span><text:span text:style-name="T28">tokenized(separated by </text:span><text:span text:style-name="T29">:</text:span><text:span text:style-name="T30">) with each representing the path to a directory. A copy is necessary here because we don’t actually want to alter PATH.</text:span></text:p>
        </text:list-item>
        <text:list-item>
          <text:p text:style-name="P31">The ls file will contain the code to display all he directories.</text:p>
        </text:list-item>
      </text:list>
      <text:list text:style-name="LFO6" text:continue-numbering="true">
        <text:list-item>
          <text:p text:style-name="P32">DIR *d;</text:p>
        </text:list-item>
        <text:list-item>
          <text:p text:style-name="P33">struct dirent *dir;</text:p>
        </text:list-item>
        <text:list-item>
          <text:p text:style-name="P34">d = opendir(".");</text:p>
        </text:list-item>
        <text:list-item>
          <text:p text:style-name="P35">if (d) <text:s/>{</text:p>
        </text:list-item>
        <text:list-item>
          <text:p text:style-name="P36">while ((dir = readdir(d)) != NULL)<text:s/>{</text:p>
        </text:list-item>
        <text:list-item>
          <text:p text:style-name="P37">printf("%s\n", dir-&gt;d_name):}</text:p>
        </text:list-item>
        <text:list-item>
          <text:p text:style-name="P38">closedir(d); }</text:p>
        </text:list-item>
      </text:list>
      <text:p text:style-name="P39"/>
      <text:list text:style-name="LFO3" text:continue-numbering="true">
        <text:list-item>
          <text:p text:style-name="P40"><text:bookmark-start text:name="0c6f"/><text:bookmark-end text:name="0c6f"/><text:s/>If file exists: fork and execute program in the child process.</text:p>
        </text:list-item>
      </text:list>
      <text:list text:style-name="LFO4" text:continue-numbering="true">
        <text:list-item>
          <text:p text:style-name="P41"><text:span text:style-name="T42">Shell(</text:span><text:span text:style-name="T43">calling process/parent process</text:span><text:span text:style-name="T44">)will call</text:span><text:span text:style-name="T45"><text:s/></text:span><text:span text:style-name="T46">fork()</text:span><text:span text:style-name="T47"><text:s/>to create a copy of itself(</text:span><text:span text:style-name="T48">child process</text:span><text:span text:style-name="T49">). The clone/child process will have its own system process ID.</text:span></text:p>
        </text:list-item>
        <text:list-item>
          <text:p text:style-name="P50"><text:span text:style-name="T51">T</text:span><text:span text:style-name="T52">he child process then calls<text:s/></text:span><text:span text:style-name="T53">execve()</text:span><text:span text:style-name="T54"><text:s/>to run the user’s command,</text:span><text:span text:style-name="T55">ls</text:span><text:span text:style-name="T56">.<text:s/></text:span><text:span text:style-name="T57">execve()</text:span><text:span text:style-name="T58"><text:s/>will replace the current(child) process with the program it calls(</text:span><text:span text:style-name="T59"><text:s/></text:span><text:span text:style-name="T60">ls</text:span><text:span text:style-name="T61">, in this case).</text:span></text:p>
        </text:list-item>
        <text:list-item>
          <text:p text:style-name="P62"><text:span text:style-name="T63">Parent process waits until the child competes its execution via<text:s/></text:span><text:span text:style-name="T64">wait()</text:span><text:span text:style-name="T65">.</text:span></text:p>
        </text:list-item>
      </text:list>
      <text:p text:style-name="P66"/>
      <text:list text:style-name="LFO3" text:continue-numbering="true">
        <text:list-item>
          <text:p text:style-name="P67"><text:bookmark-start text:name="27c5"/><text:bookmark-end text:name="27c5"/>After child process terminates, parent process will print prompt to user.</text:p>
        </text:list-item>
      </text:list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/>
    </style:style>
    <style:style style:name="sy0" style:display-name="sy0" style:family="text" style:parent-style-name="DefaultParagraphFont"/>
    <style:style style:name="kw4" style:display-name="kw4" style:family="text" style:parent-style-name="DefaultParagraphFont"/>
    <style:style style:name="br0" style:display-name="br0" style:family="text" style:parent-style-name="DefaultParagraphFont"/>
    <style:style style:name="st0" style:display-name="st0" style:family="text" style:parent-style-name="DefaultParagraphFont"/>
    <style:style style:name="kw1" style:display-name="kw1" style:family="text" style:parent-style-name="DefaultParagraphFont"/>
    <style:style style:name="kw3" style:display-name="kw3" style:family="text" style:parent-style-name="DefaultParagraphFont"/>
    <style:style style:name="es1" style:display-name="es1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8125in" text:min-label-width="0.25in" text:list-level-position-and-space-mode="label-alignment">
          <style:list-level-label-alignment text:label-followed-by="listtab" fo:margin-left="5.06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3125in" text:min-label-width="0.25in" text:list-level-position-and-space-mode="label-alignment">
          <style:list-level-label-alignment text:label-followed-by="listtab" fo:margin-left="5.56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3229in" text:min-label-width="0.25in" text:list-level-position-and-space-mode="label-alignment">
          <style:list-level-label-alignment text:label-followed-by="listtab" fo:margin-left="1.5729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8229in" text:min-label-width="0.25in" text:list-level-position-and-space-mode="label-alignment">
          <style:list-level-label-alignment text:label-followed-by="listtab" fo:margin-left="3.0729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3229in" text:min-label-width="0.25in" text:list-level-position-and-space-mode="label-alignment">
          <style:list-level-label-alignment text:label-followed-by="listtab" fo:margin-left="4.5729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8229in" text:min-label-width="0.25in" text:list-level-position-and-space-mode="label-alignment">
          <style:list-level-label-alignment text:label-followed-by="listtab" fo:margin-left="5.0729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3229in" text:min-label-width="0.25in" text:list-level-position-and-space-mode="label-alignment">
          <style:list-level-label-alignment text:label-followed-by="listtab" fo:margin-left="5.5729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552in" text:min-label-width="0.25in" text:list-level-position-and-space-mode="label-alignment">
          <style:list-level-label-alignment text:label-followed-by="listtab" fo:margin-left="1.802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2.052in" text:min-label-width="0.25in" text:list-level-position-and-space-mode="label-alignment">
          <style:list-level-label-alignment text:label-followed-by="listtab" fo:margin-left="2.30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552in" text:min-label-width="0.25in" text:list-level-position-and-space-mode="label-alignment">
          <style:list-level-label-alignment text:label-followed-by="listtab" fo:margin-left="2.80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052in" text:min-label-width="0.25in" text:list-level-position-and-space-mode="label-alignment">
          <style:list-level-label-alignment text:label-followed-by="listtab" fo:margin-left="3.30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552in" text:min-label-width="0.25in" text:list-level-position-and-space-mode="label-alignment">
          <style:list-level-label-alignment text:label-followed-by="listtab" fo:margin-left="3.80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052in" text:min-label-width="0.25in" text:list-level-position-and-space-mode="label-alignment">
          <style:list-level-label-alignment text:label-followed-by="listtab" fo:margin-left="4.30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552in" text:min-label-width="0.25in" text:list-level-position-and-space-mode="label-alignment">
          <style:list-level-label-alignment text:label-followed-by="listtab" fo:margin-left="4.80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052in" text:min-label-width="0.25in" text:list-level-position-and-space-mode="label-alignment">
          <style:list-level-label-alignment text:label-followed-by="listtab" fo:margin-left="5.30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552in" text:min-label-width="0.25in" text:list-level-position-and-space-mode="label-alignment">
          <style:list-level-label-alignment text:label-followed-by="listtab" fo:margin-left="5.80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hal agarwal</dc:creator>
    <meta:creation-date>2018-10-25T07:28:00Z</meta:creation-date>
    <dc:date>2018-10-24T21:21:00Z</dc:date>
    <meta:template xlink:href="Normal" xlink:type="simple"/>
    <meta:editing-cycles>3</meta:editing-cycles>
    <meta:editing-duration>PT840S</meta:editing-duration>
    <meta:document-statistic meta:page-count="1" meta:paragraph-count="3" meta:word-count="235" meta:character-count="1574" meta:row-count="11" meta:non-whitespace-character-count="1342"/>
  </office:meta>
</office:document-meta>
</file>